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274cm" fo:min-width="2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1.25cm" svg:height="0.523cm" svg:x="1cm" svg:y="1cm">
            <text:p text:style-name="P1"><text:span text:style-name="T1"><text:s text:c="2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2.75cm" svg:height="1.483cm" svg:x="1cm" svg:y="1.523cm">
            <text:p text:style-name="P3"><text:span text:style-name="T2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e F. Velez</meta:initial-creator>
    <meta:creation-date>2024-02-27T12:38:45.771021648</meta:creation-date>
    <dc:date>2024-02-27T13:26:29.193797981</dc:date>
    <dc:creator>Jose F. Velez</dc:creator>
    <meta:editing-duration>PT47M43S</meta:editing-duration>
    <meta:editing-cycles>1</meta:editing-cycles>
    <meta:document-statistic meta:object-count="3"/>
    <meta:generator>LibreOffice/7.6.5.2$Linux_X86_64 LibreOffice_project/60$Build-2</meta:generator>
  </office:meta>
</office:document-meta>
</file>